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800000283D5181D433293F25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54in" fo:min-width="0.18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3.75in" svg:height="6.698in" draw:z-index="0"><draw:image xlink:href="Pictures/100000000000016800000283D5181D433293F25C.png" xlink:type="simple" xlink:show="embed" xlink:actuate="onLoad" loext:mime-type="image/png"/></draw:frame><draw:custom-shape text:anchor-type="paragraph" draw:z-index="1" draw:name="Shape1" draw:style-name="gr1" draw:text-style-name="P2" svg:width="0.2614in" svg:height="0.2622in" svg:x="3.2764in" svg:y="1.3484in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" svg:width="0.2614in" svg:height="0.2622in" svg:x="3.5472in" svg:y="1.7236in"><text:p text:style-name="P1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2" svg:width="0.2614in" svg:height="0.2622in" svg:x="1.7035in" svg:y="1.5882in"><text:p text:style-name="P1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draw:text-style-name="P2" svg:width="0.2614in" svg:height="0.2622in" svg:x="2.7764in" svg:y="2.8484in"><text:p text:style-name="P1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1" draw:text-style-name="P2" svg:width="0.2614in" svg:height="0.2622in" svg:x="4.7035in" svg:y="3.9634in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51:53.184356787</meta:creation-date>
    <dc:date>2019-08-23T01:53:59.109672192</dc:date>
    <meta:editing-duration>PT2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